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9001" officeooo:paragraph-rsid="00169001"/>
    </style:style>
    <style:style style:name="P2" style:family="paragraph" style:parent-style-name="Standard">
      <style:text-properties fo:font-weight="bold" officeooo:rsid="00169001" officeooo:paragraph-rsid="00169001" style:font-weight-asian="bold" style:font-weight-complex="bold"/>
    </style:style>
    <style:style style:name="P3" style:family="paragraph" style:parent-style-name="Standard">
      <style:text-properties fo:font-weight="bold" officeooo:rsid="0017d2ee" officeooo:paragraph-rsid="0017d2ee" style:font-weight-asian="bold" style:font-weight-complex="bold"/>
    </style:style>
    <style:style style:name="P4" style:family="paragraph" style:parent-style-name="Standard">
      <style:text-properties fo:font-weight="normal" officeooo:rsid="00169001" officeooo:paragraph-rsid="00169001" style:font-weight-asian="normal" style:font-weight-complex="normal"/>
    </style:style>
    <style:style style:name="P5" style:family="paragraph" style:parent-style-name="Standard">
      <style:text-properties fo:font-weight="normal" officeooo:rsid="001761a7" officeooo:paragraph-rsid="001761a7" style:font-weight-asian="normal" style:font-weight-complex="normal"/>
    </style:style>
    <style:style style:name="P6" style:family="paragraph" style:parent-style-name="Standard">
      <style:text-properties fo:font-weight="normal" officeooo:rsid="0017d2ee" officeooo:paragraph-rsid="0017d2ee" style:font-weight-asian="normal" style:font-weight-complex="normal"/>
    </style:style>
    <style:style style:name="P7" style:family="paragraph" style:parent-style-name="Standard">
      <style:text-properties fo:font-weight="normal" officeooo:rsid="00199722" officeooo:paragraph-rsid="00199722" style:font-weight-asian="normal" style:font-weight-complex="normal"/>
    </style:style>
    <style:style style:name="P8" style:family="paragraph" style:parent-style-name="Standard">
      <style:text-properties officeooo:rsid="00169001" officeooo:paragraph-rsid="00169001"/>
    </style:style>
    <style:style style:name="T1" style:family="text">
      <style:text-properties officeooo:rsid="00169001"/>
    </style:style>
    <style:style style:name="T2" style:family="text">
      <style:text-properties officeooo:rsid="0017d2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ssion Project Progress Report: </text:p>
      <text:p text:style-name="P1"/>
      <text:p text:style-name="P1"/>
      <text:p text:style-name="P2">Week 1 </text:p>
      <text:p text:style-name="P1"/>
      <text:p text:style-name="P1">To be honest, I did not work towards my passion project at all in the first week. All my attention </text:p>
      <text:p text:style-name="P1">was to find about the need of knowing any 1 language completely and atleast start with 1 new </text:p>
      <text:p text:style-name="P1">language as I was lacking in Python/PHP/Java. </text:p>
      <text:p text:style-name="P1"/>
      <text:p text:style-name="P1"/>
      <text:p text:style-name="P2">Week 2 </text:p>
      <text:p text:style-name="P1"/>
      <text:p text:style-name="P1">Previous Week's goal- Nothing </text:p>
      <text:p text:style-name="P1">Present Week goal- To get some innovative idea for Passion project. To learn more of python. </text:p>
      <text:p text:style-name="P1"/>
      <text:p text:style-name="P1">#1. I thought of some innovative idea for my passion project which made me feel very relax. </text:p>
      <text:p text:style-name="P1">#2. I continued working with python and didn't quit it in midway like before. </text:p>
      <text:p text:style-name="P1">#3. I looked at other languages as well like HTML, CSS for my projects. </text:p>
      <text:p text:style-name="P1"/>
      <text:p text:style-name="P1">Accomlishments- Thinking of some innovative ideas, continued learning of language, revising </text:p>
      <text:p text:style-name="P1">HTML, CSS. </text:p>
      <text:p text:style-name="P1">Next week goal- Finalise on the project for my passion project, technologies and timeline I would </text:p>
      <text:p text:style-name="P1">set for my passion project. </text:p>
      <text:p text:style-name="P1"/>
      <text:p text:style-name="P1"/>
      <text:p text:style-name="P2">Week 3 </text:p>
      <text:p text:style-name="P1"/>
      <text:p text:style-name="P1">Previous Week's goal- To think of innovative project. </text:p>
      <text:p text:style-name="P1">Present Week goal- Freeze upon the projects and the technologies. </text:p>
      <text:p text:style-name="P1"/>
      <text:p text:style-name="P1">#1. Had a great discussion with sir and got to know about what are the possible fields to exploit. </text:p>
      <text:p text:style-name="P1">#2. Thought of some 15-20 ideas for my passion project. </text:p>
      <text:p text:style-name="P1">#3. Had to look out for best combination for the languages to use for the projects. </text:p>
      <text:p text:style-name="P1">#4. Learnt to think in innovative manner. </text:p>
      <text:p text:style-name="P1">#5. Learnt about what are the trending languages used for developing softwares. </text:p>
      <text:p text:style-name="P1">#6. Wrote the proposal. Penned down all the thoughts and tried to be as innovative as possible. </text:p>
      <text:p text:style-name="P1">#7. Learnt to estimate the timeline to deliver a software after a hefty discussion with my friends. </text:p>
      <text:p text:style-name="P1">#8. Python :P </text:p>
      <text:p text:style-name="P1"/>
      <text:p text:style-name="P1">Accomplishments- Started thinking in an innovative manner and could estimate about the </text:p>
      <text:p text:style-name="P1">technology I would use for my software and timeline I would set for my passion project. </text:p>
      <text:p text:style-name="P1">Next week goal- Start implementation.</text:p>
      <text:p text:style-name="P1"/>
      <text:p text:style-name="P2">Week 4</text:p>
      <text:p text:style-name="P2"/>
      <text:p text:style-name="P4">Previous week's goal- Freeze upon the project and the technologies.</text:p>
      <text:p text:style-name="P4">Present week's goal- Start the implementation <text:span text:style-name="T2">and write down backlogs and learn about use cases.</text:span></text:p>
      <text:p text:style-name="P4"/>
      <text:p text:style-name="P4">#1. Started with the views part of the project.</text:p>
      <text:p text:style-name="P4">#2. Wrote down the use cases and the detailed description of the project.</text:p>
      <text:p text:style-name="P4">#3. Wrote down the backlogs of the project as well.</text:p>
      <text:p text:style-name="P4"/>
      <text:p text:style-name="P5"><text:soft-page-break/>Accomplishments- Came up with a basic view for the home page of the application. Learnt about the backlogs, use cases to be written while developing a software.</text:p>
      <text:p text:style-name="P5">Next week goal- Wite down detailed SRS, user stories and use cases for the passion project.</text:p>
      <text:p text:style-name="P5"/>
      <text:p text:style-name="P3">Week 5</text:p>
      <text:p text:style-name="P3"/>
      <text:p text:style-name="P6">Previous week's goal- <text:span text:style-name="T1">Start the implementation </text:span>and write down backlogs and learn about use cases.</text:p>
      <text:p text:style-name="P6">Present week's goal- Write down detailed SRS, backlogs, use cases and user stories.</text:p>
      <text:p text:style-name="P6"/>
      <text:p text:style-name="P6">#1. Wrote complete detailed SRS for the passion project explaining the various system features, interface requirements.</text:p>
      <text:p text:style-name="P6">#2. Wrote the complete user stories for the project.</text:p>
      <text:p text:style-name="P6">#3. Wrote the use cases and backlogs for the project.</text:p>
      <text:p text:style-name="P6"/>
      <text:p text:style-name="P7">Accomplishments- Learnt how to write a good detailed SRS, user stories and use cases for any project that we develo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7T12:57:01.219950470</meta:creation-date>
    <dc:date>2015-09-27T13:14:56.391228654</dc:date>
    <meta:editing-duration>PT4M53S</meta:editing-duration>
    <meta:editing-cycles>5</meta:editing-cycles>
    <meta:generator>LibreOffice/4.2.3.3$Linux_X86_64 LibreOffice_project/420m0$Build-3</meta:generator>
    <meta:document-statistic meta:table-count="0" meta:image-count="0" meta:object-count="0" meta:page-count="2" meta:paragraph-count="44" meta:word-count="493" meta:character-count="2907" meta:non-whitespace-character-count="2430"/>
  </office:meta>
</office:document-meta>
</file>